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margin-left="0cm" fo:margin-right="0cm" fo:line-height="100%" fo:text-align="center" fo:text-indent="0cm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margin-left="0cm" fo:margin-right="0cm" fo:text-indent="0cm"/>
    </style:style>
    <style:style style:name="P8" style:family="paragraph">
      <style:text-properties fo:font-size="12pt" style:text-underline-style="solid" style:text-underline-width="auto" style:text-underline-color="font-color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family="cmmi10" style:font-pitch="variable" fo:font-size="12pt" style:font-size-asian="12pt" style:font-size-complex="12pt"/>
    </style:style>
    <style:style style:name="T3" style:family="text">
      <style:text-properties style:text-position="-33% 58%" fo:font-size="12pt" style:font-size-asian="12pt" style:font-size-complex="12pt"/>
    </style:style>
    <style:style style:name="T4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5" style:family="text">
      <style:text-properties fo:font-size="12pt" fo:font-style="italic" style:font-size-asian="12pt" style:font-style-asian="italic" style:font-size-complex="12pt" style:font-style-complex="italic"/>
    </style:style>
    <style:style style:name="T6" style:family="text">
      <style:text-properties style:text-position="33% 58%" fo:font-size="12pt" style:font-size-asian="12pt" style:font-size-complex="12pt"/>
    </style:style>
    <style:style style:name="T7" style:family="text">
      <style:text-properties style:text-position="-33% 58%"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8.586cm" svg:y1="7.813cm" svg:x2="2.705cm" svg:y2="7.799cm">
          <text:p text:style-name="P7"/>
        </draw:line>
        <draw:line draw:style-name="gr1" draw:text-style-name="P1" draw:layer="layout" svg:x1="8.587cm" svg:y1="7.813cm" svg:x2="2.706cm" svg:y2="7.799cm">
          <text:p text:style-name="P7"/>
        </draw:line>
        <draw:line draw:style-name="gr1" draw:text-style-name="P1" draw:layer="layout" svg:x1="2.719cm" svg:y1="2.098cm" svg:x2="2.707cm" svg:y2="7.799cm">
          <text:p text:style-name="P7"/>
        </draw:line>
        <draw:line draw:style-name="gr1" draw:text-style-name="P1" draw:layer="layout" svg:x1="8.577cm" svg:y1="2.099cm" svg:x2="8.565cm" svg:y2="7.8cm">
          <text:p text:style-name="P7"/>
        </draw:line>
        <draw:path draw:style-name="gr2" draw:text-style-name="P1" draw:layer="layout" svg:width="5.81cm" svg:height="3.188cm" svg:x="2.747cm" svg:y="3.658cm" svg:viewBox="0 0 5811 3189" svg:d="m0 0 372 511c139 193 346 400 346 400l510 511 622 483 607 428 676 386 691 263 510 124 539 83h566l372-28">
          <text:p text:style-name="P7"/>
        </draw:path>
        <draw:frame draw:style-name="gr3" draw:text-style-name="P3" draw:layer="layout" svg:width="1.095cm" svg:height="0.725cm" svg:x="2.139cm" svg:y="7.799cm">
          <draw:text-box>
            <text:p text:style-name="P2"><text:span text:style-name="T1">0.0</text:span></text:p>
          </draw:text-box>
        </draw:frame>
        <draw:frame draw:style-name="gr3" draw:text-style-name="P3" draw:layer="layout" svg:width="1.09cm" svg:height="0.725cm" svg:x="8.04cm" svg:y="7.8cm">
          <draw:text-box>
            <text:p text:style-name="P2"><text:span text:style-name="T1">1.0</text:span></text:p>
          </draw:text-box>
        </draw:frame>
        <draw:frame draw:style-name="gr3" draw:text-style-name="P6" draw:layer="layout" svg:width="2.136cm" svg:height="1.199cm" svg:x="1.669cm" svg:y="8.195cm">
          <draw:text-box>
            <text:p text:style-name="P4"><text:span text:style-name="T1">Pure</text:span></text:p>
            <text:p text:style-name="P5"><text:span text:style-name="T1">benzene</text:span></text:p>
          </draw:text-box>
        </draw:frame>
        <draw:frame draw:style-name="gr3" draw:text-style-name="P6" draw:layer="layout" svg:width="1.895cm" svg:height="1.199cm" svg:x="7.469cm" svg:y="8.196cm">
          <draw:text-box>
            <text:p text:style-name="P4"><text:span text:style-name="T1">Pure</text:span></text:p>
            <text:p text:style-name="P5"><text:span text:style-name="T1">toluene</text:span></text:p>
          </draw:text-box>
        </draw:frame>
        <draw:frame draw:style-name="gr3" draw:text-style-name="P3" draw:layer="layout" svg:width="0.844cm" svg:height="0.826cm" svg:x="5.172cm" svg:y="8.117cm">
          <draw:text-box>
            <text:p text:style-name="P7"><text:span text:style-name="T2">y</text:span><text:span text:style-name="T3">1</text:span></text:p>
          </draw:text-box>
        </draw:frame>
        <draw:ellipse draw:style-name="gr4" draw:text-style-name="P1" draw:layer="layout" svg:width="0.787cm" svg:height="0.801cm" svg:x="5.15cm" svg:y="8.171cm">
          <text:p text:style-name="P7"/>
        </draw:ellipse>
        <draw:frame draw:style-name="gr3" draw:text-style-name="P8" draw:layer="layout" svg:width="1.81cm" svg:height="0.725cm" svg:x="4.641cm" svg:y="8.901cm">
          <draw:text-box>
            <text:p text:style-name="P7"><text:span text:style-name="T4">for gas</text:span></text:p>
          </draw:text-box>
        </draw:frame>
        <draw:frame draw:style-name="gr3" draw:text-style-name="P6" draw:layer="layout" svg:width="3.177cm" svg:height="0.725cm" svg:x="4.469cm" svg:y="4.596cm">
          <draw:text-box>
            <text:p text:style-name="P4"><text:span text:style-name="T1">Dew point line</text:span></text:p>
          </draw:text-box>
        </draw:frame>
        <draw:frame draw:style-name="gr3" draw:text-style-name="P3" draw:layer="layout" svg:width="1.014cm" svg:height="0.826cm" svg:x="1.886cm" svg:y="3.086cm">
          <draw:text-box>
            <text:p text:style-name="P7"><text:span text:style-name="T5">P</text:span><text:span text:style-name="T3">2</text:span><text:span text:style-name="T6">*</text:span></text:p>
          </draw:text-box>
        </draw:frame>
        <draw:frame draw:style-name="gr3" draw:text-style-name="P3" draw:layer="layout" svg:width="1.014cm" svg:height="0.826cm" svg:x="8.586cm" svg:y="6.486cm">
          <draw:text-box>
            <text:p text:style-name="P7"><text:span text:style-name="T5">P</text:span><text:span text:style-name="T7">1</text:span><text:span text:style-name="T6">*</text:span></text:p>
          </draw:text-box>
        </draw:frame>
        <draw:line draw:style-name="gr1" draw:text-style-name="P1" draw:layer="layout" svg:x1="8.588cm" svg:y1="2.129cm" svg:x2="2.707cm" svg:y2="2.115cm">
          <text:p text:style-name="P7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Jussi Eloranta</meta:initial-creator>
    <meta:creation-date>2008-06-17T07:18:42</meta:creation-date>
    <dc:creator>Jussi Eloranta</dc:creator>
    <dc:date>2008-06-17T07:52:01</dc:date>
    <meta:editing-cycles>10</meta:editing-cycles>
    <meta:editing-duration>PT33M23S</meta:editing-duration>
    <meta:user-defined meta:name="Info 1"/>
    <meta:user-defined meta:name="Info 2"/>
    <meta:user-defined meta:name="Info 3"/>
    <meta:user-defined meta:name="Info 4"/>
    <meta:document-statistic meta:object-count="16"/>
  </office:meta>
</office:document-meta>
</file>